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officeooo:paragraph-rsid="001ddc7b"/>
    </style:style>
    <style:style style:name="P3" style:family="paragraph" style:parent-style-name="Standard">
      <style:text-properties officeooo:paragraph-rsid="001e5a30"/>
    </style:style>
    <style:style style:name="T1" style:family="text">
      <style:text-properties officeooo:rsid="00166e0d"/>
    </style:style>
    <style:style style:name="T2" style:family="text">
      <style:text-properties officeooo:rsid="001697d3"/>
    </style:style>
    <style:style style:name="T3" style:family="text">
      <style:text-properties officeooo:rsid="00191477"/>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ddc7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e17b7" style:text-blinking="false" fo:background-color="transparent" loext:char-shading-value="0"/>
    </style:style>
    <style:style style:name="T11" style:family="text">
      <style:text-properties officeooo:rsid="001ddc7b"/>
    </style:style>
    <style:style style:name="T12" style:family="text">
      <style:text-properties officeooo:rsid="001e17b7"/>
    </style:style>
    <style:style style:name="T13" style:family="text">
      <style:text-properties officeooo:rsid="001e5a30"/>
    </style:style>
    <style:style style:name="T14" style:family="text">
      <style:text-properties officeooo:rsid="001e9ba9"/>
    </style:style>
    <style:style style:name="T15" style:family="text">
      <style:text-properties officeooo:rsid="001f2190"/>
    </style:style>
    <style:style style:name="T16" style:family="text">
      <style:text-properties officeooo:rsid="0020986c"/>
    </style:style>
    <style:style style:name="T17" style:family="text">
      <style:text-properties officeooo:rsid="00213842"/>
    </style:style>
    <style:style style:name="T18" style:family="text">
      <style:text-properties officeooo:rsid="0021a11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9a0076-7fff-3895-01ca-bedeb6895f5f"/>Investigación sobre autoconfianza, autoestima. </text:p>
      <text:p text:style-name="P1"/>
      <text:p text:style-name="P1"/>
      <text:p text:style-name="Standard"><text:span text:style-name="T9">Según el diccionario Merrian Webster la definición de auto confianza (self-confidence) es la confianza que tiene una persona en sí misma y en sus poderes y habilidades. </text:span><text:span text:style-name="T10">Se podría decir que es la forma en la que una persona se ve así misma y lo que cree que es capaz de hacer. Esta forma de mejorar y mantener esa visión es uno de los impulsos fundamentales de los humanos, y a lo largo de la historia se <text:s/>ha enfatizado el rol que tiene sobre la motivación, afecto e interacciones sociales</text:span><text:span text:style-name="T1"> <text:s/></text:span><text:reference-mark-start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text:span text:style-name="T1">(Benabou &amp; Tirole, 2002)</text:span><text:reference-mark-end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 <text:span text:style-name="T2">Además, también se ve relacionada con </text:span><text:span text:style-name="T12">otras áreas tales como el</text:span><text:span text:style-name="T2"> desempeño </text:span><text:span text:style-name="T12">en pruebas <text:s/>y </text:span><text:span text:style-name="T2"><text:s/>la seguridad que las personas tienen sobre estas respuestas </text:span><text:reference-mark-start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text:span text:style-name="T2">(Kleitman &amp; Stankov, 2007)</text:span><text:reference-mark-end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 </text:p>
      <text:p text:style-name="P2"/>
      <text:p text:style-name="Standard"><text:span text:style-name="T13">Autoestima (self-steem) es definido, también por Merrian Webster como la confianza y satisfacción en uno mismo. </text:span><text:span text:style-name="T14">En este caso, ambas definiciones toman en cuenta la confianza en sí mismo, sin embargo estas dos definiciones pueden no siempre tratar de lo mismo. </text:span><text:span text:style-name="T15">La autoconfianza hace énfasis en la confianza en las habilidades de uno, en cambio la autoestima hace referencia en el aprecio emocional que sobre uno mismo, el valor que una persona cree tener </text:span><text:reference-mark-start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text:span text:style-name="T15">(Burton, 2019)</text:span><text:reference-mark-end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 <text:span text:style-name="T15">Y así como la autoconfianza afecta distintos aspectos de la vida de una persona, la autoestima también los afecta, como por ejemplo, el tener una baja autoestim, junto con eventos estresantes tienen influencia en el desarrollo del afecto depresivo </text:span><text:reference-mark-start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8">(Orth et al., 2009)</text:span><text:reference-mark-end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15">. <text:s/></text:span></text:p>
      <text:p text:style-name="P2"/>
      <text:p text:style-name="Standard"><text:span text:style-name="T16">Los estudiantes universitarios son una de las poblaciones que se ven afectadas por la baja autoestima y baja autoconfianza. De hecho, los estudiantes tienden a basar su valor en lograr las expectativas de otros, y para lograr ese objetivo llegan a caer en el consumo de bebidas alcohólicas, un mecanismo de supervivencia </text:span><text:reference-mark-start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8">(Neighbors et al., 2004)</text:span><text:reference-mark-end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16">. </text:span><text:span text:style-name="T17">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text:span><text:span text:style-name="T18">una pobre manejo de situaciones </text:span><text:reference-mark-start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text:span text:style-name="T8">(Neighbors et al., 2004)</text:span><text:reference-mark-end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 <text:span text:style-name="T17"><text:s/></text:span><text:span text:style-name="T16"><text:s/></text:span></text:p>
      <text:p text:style-name="P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14:44:27.531047109</meta:creation-date>
    <dc:date>2020-04-04T19:58:32.049754299</dc:date>
    <meta:editing-duration>PT22M4S</meta:editing-duration>
    <meta:editing-cycles>3</meta:editing-cycles>
    <meta:generator>LibreOffice/6.4.2.2$Linux_X86_64 LibreOffice_project/40$Build-2</meta:generator>
    <meta:document-statistic meta:table-count="0" meta:image-count="0" meta:object-count="0" meta:page-count="1" meta:paragraph-count="4" meta:word-count="382" meta:character-count="2365" meta:non-whitespace-character-count="1976"/>
    <meta:user-defined meta:name="ZOTERO_PREF_1">&lt;data data-version="3" zotero-version="5.0.85"&gt;&lt;session id="fbj08Kob"/&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